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libri1" svg:font-family="Calibri"/>
    <style:font-face style:name="Arial Unicode MS1" svg:font-family="'Arial Unicode MS'" style:font-family-generic="swiss"/>
    <style:font-face style:name="Courier New" svg:font-family="'Courier New'"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List_20_Paragraph" style:list-style-name="WWNum1"/>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WebScraping</text:h>
      <text:p text:style-name="Standard"/>
      <text:p text:style-name="Standard">Votre nouveau client est un vendeur en ligne de produits High-Tech.</text:p>
      <text:p text:style-name="Standard"/>
      <text:p text:style-name="Standard">Pour rester dans la course, il souhaite pouvoir connaitre régulièrement les prix affichés par ses concurrents sur leurs sites web. Un de ses concurrents est <text:a xlink:type="simple" xlink:href="https://www.webscraper.io/test-sites/e-commerce/allinone" text:style-name="ListLabel_20_5" text:visited-style-name="ListLabel_20_5"><text:span text:style-name="Internet_20_link">https://www.webscraper.io/test-sites/e-commerce/allinone</text:span></text:a></text:p>
      <text:p text:style-name="Standard"/>
      <text:p text:style-name="Standard">La solution que vous avez retenue est la création d’un script python qui automatisera la lecture de ces sites, en extraira les produits et leurs prix, et effectuera un compte rendu dans un fichier Excel/LibreOffice.</text:p>
      <text:p text:style-name="Standard"/>
      <text:p text:style-name="Standard">Vous utiliser<text:bookmark text:name="_GoBack"/>ez pour cela :</text:p>
      <text:list xml:id="list567477370" text:style-name="WWNum1">
        <text:list-item>
          <text:p text:style-name="P2">Python 3</text:p>
        </text:list-item>
        <text:list-item>
          <text:p text:style-name="P2">Une librairie de webscraping : BeautifulSoup</text:p>
        </text:list-item>
        <text:list-item>
          <text:p text:style-name="P2">Une librairie d’écriture LibreOffice SpreadSheet : PyExcel-ODS3</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libri1" svg:font-family="Calibri"/>
    <style:font-face style:name="Arial Unicode MS1" svg:font-family="'Arial Unicode MS'" style:font-family-generic="swiss"/>
    <style:font-face style:name="Courier New" svg:font-family="'Courier New'"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false" style:font-name-asian="Calibri2"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fr" fo:country="FR" style:letter-kerning="false" style:font-name-asian="Calibri2"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Arnaud de Mouhy</meta:initial-creator>
    <dc:creator>Arnaud de Mouhy</dc:creator>
    <meta:editing-cycles>2</meta:editing-cycles>
    <meta:creation-date>2020-01-17T07:39:00</meta:creation-date>
    <dc:date>2020-01-17T07:46:00</dc:date>
    <meta:editing-duration>PT4M</meta:editing-duration>
    <meta:generator>LibreOffice/6.3.3.2$MacOSX_X86_64 LibreOffice_project/a64200df03143b798afd1ec74a12ab50359878ed</meta:generator>
    <meta:document-statistic meta:table-count="0" meta:image-count="0" meta:object-count="0" meta:page-count="1" meta:paragraph-count="8" meta:word-count="96" meta:character-count="651" meta:non-whitespace-character-count="56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